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185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P1" style:family="paragraph">
      <style:text-properties fo:font-size="13pt" style:font-size-asian="13pt" style:font-size-complex="13pt"/>
    </style:style>
    <style:style style:name="P2" style:family="paragraph">
      <loext:graphic-properties draw:fill="none"/>
      <style:paragraph-properties style:writing-mode="lr-tb"/>
      <style:text-properties fo:color="#c59ea0" style:font-name="Liberation Mono1"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font-name="Liberation Mono1" fo:font-size="13pt" fo:font-style="normal" fo:text-shadow="none" style:text-underline-style="none" style:letter-kerning="true" style:font-name-asian="DejaVu Sans1" style:font-size-asian="13pt" style:font-style-asian="normal" style:font-name-complex="DejaVu Sans1" style:font-size-complex="13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Mono1" fo:font-size="13pt" fo:font-style="normal" fo:text-shadow="none" style:text-underline-style="none" style:letter-kerning="true" fo:background-color="transparent" style:font-name-asian="DejaVu Sans1" style:font-size-asian="13pt" style:font-style-asian="normal" style:font-name-complex="DejaVu Sans1" style:font-size-complex="13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cc00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9900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ccff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ff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3pt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1" fo:font-size="13pt" fo:font-weight="normal" fo:background-color="transparent" style:font-size-asian="13pt" style:font-weight-asian="normal" style:font-size-complex="13pt" style:font-weight-complex="normal"/>
    </style:style>
    <style:style style:name="T9" style:family="text">
      <style:text-properties fo:color="#006699" style:font-name="Liberation Mono1" fo:font-size="13pt" fo:font-weight="bold" fo:background-color="transparent" style:font-size-asian="13pt" style:font-weight-asian="bold" style:font-size-complex="13pt" style:font-weight-complex="bold"/>
    </style:style>
    <style:style style:name="T10" style:family="text">
      <style:text-properties style:font-name="Liberation Mono1" fo:font-size="13pt" fo:background-color="transparen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cc00" style:font-name="Liberation Mono1" fo:font-size="13pt" fo:font-weight="bold" fo:background-color="transparent" style:font-size-asian="13pt" style:font-weight-asian="bold" style:font-size-complex="13pt" style:font-weight-complex="bold"/>
    </style:style>
    <style:style style:name="T13" style:family="text">
      <style:text-properties style:font-name="Liberation Mono1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color="#ff9900" style:font-name="Liberation Mono1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ff9900" style:text-outline="false" style:text-line-through-style="none" style:text-line-through-type="none" style:font-name="Liberation Mono1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9900" style:font-name="Liberation Mono1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66ff" style:text-outline="false" style:text-line-through-style="none" style:text-line-through-type="none" style:font-name="Liberation Mono1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ff" style:font-name="Liberation Mono1"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color="#0066ff" style:font-name="Liberation Mono1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006699" style:font-name="Liberation Mono1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99" style:font-name="Liberation Mono1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66ccff" style:font-name="Liberation Mono1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ff9900" style:font-name="Liberation Mono1" fo:font-size="13pt" fo:font-weight="bold" fo:background-color="transparent" style:font-size-asian="13pt" style:font-weight-asian="bold" style:font-size-complex="13pt" style:font-weight-complex="bold"/>
    </style:style>
    <style:style style:name="T25" style:family="text">
      <style:text-properties style:font-name="Liberation Mono1" fo:font-size="13pt" style:font-size-asian="13pt" style:font-size-complex="13pt"/>
    </style:style>
    <style:style style:name="T26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0066cc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font-name="Liberation Mono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4cm" svg:height="1.435cm" svg:x="1cm" svg:y="0.905cm">
          <draw:text-box>
            <text:p text:style-name="P1"><text:span text:style-name="T1">resol</text:span><text:span text:style-name="T2">ve ( </text:span><text:span text:style-name="T3">did</text:span><text:span text:style-name="T2">, </text:span><text:span text:style-name="T4">input-</text:span><text:span text:style-name="T4">metadata</text:span><text:span text:style-name="T2"> ) -&gt; ( </text:span><text:span text:style-name="T5">did-</text:span><text:span text:style-name="T5">document</text:span><text:span text:style-name="T2">, </text:span><text:span text:style-name="T6">did-document-</text:span><text:span text:style-name="T6">metadata</text:span><text:span text:style-name="T7">,</text:span><text:span text:style-name="T8"> </text:span><text:span text:style-name="T9">did-resolution-</text:span><text:span text:style-name="T9">metadata</text:span><text:span text:style-name="T10"> )</text:span></text:p>
          </draw:text-box>
        </draw:frame>
        <draw:frame draw:style-name="gr1" draw:text-style-name="P2" draw:layer="layout" svg:width="27.94cm" svg:height="10.571cm" svg:x="1cm" svg:y="8.006cm">
          <draw:text-box>
            <text:p text:style-name="P1"><text:span text:style-name="T11">GET /resolve/</text:span><text:span text:style-name="T12">did</text:span><text:span text:style-name="T13"> HTTP/1.1</text:span></text:p>
            <text:p text:style-name="P1"><text:span text:style-name="T13">Host: myresolver.com</text:span></text:p>
            <text:p text:style-name="P1"><text:span text:style-name="T14">Accept: </text:span><text:span text:style-name="T14">application/did+ld+json</text:span></text:p>
            <text:p text:style-name="P3"><text:span text:style-name="T15">DID-Version-Time: </text:span><text:span text:style-name="T14">1570534405</text:span></text:p>
            <text:p text:style-name="P1"><text:span text:style-name="T14">[ other </text:span><text:span text:style-name="T16">input-metadata</text:span><text:span text:style-name="T14"> as </text:span><text:span text:style-name="T14">HTTP request headers ]</text:span></text:p>
            <text:p text:style-name="P1"><text:span text:style-name="T13"/></text:p>
            <text:p text:style-name="P1"><text:span text:style-name="T13">-&gt;</text:span></text:p>
            <text:p text:style-name="P1"><text:span text:style-name="T13"/></text:p>
            <text:p text:style-name="P1"><text:span text:style-name="T13">HTTP/1.1 200 OK</text:span></text:p>
            <text:p text:style-name="P3"><text:span text:style-name="T17">DID-Created: </text:span><text:span text:style-name="T18">1570534300</text:span></text:p>
            <text:p text:style-name="P3"><text:span text:style-name="T17">DID-Controller: </text:span><text:span text:style-name="T18">did:example:123</text:span></text:p>
            <text:p text:style-name="P3"><text:span text:style-name="T18">[ other </text:span><text:span text:style-name="T19">did-document-</text:span><text:span text:style-name="T19">metadata</text:span><text:span text:style-name="T18"> as HTTP response </text:span><text:span text:style-name="T18">headers ]</text:span></text:p>
            <text:p text:style-name="P1"><text:span text:style-name="T20">Content-Type: </text:span><text:span text:style-name="T20">application/did+ld+json</text:span></text:p>
            <text:p text:style-name="P3"><text:span text:style-name="T21">DID-Resolution-Time: </text:span><text:span text:style-name="T20">1570540333</text:span></text:p>
            <text:p text:style-name="P3"><text:span text:style-name="T20">[ other </text:span><text:span text:style-name="T22">did-resolution-</text:span><text:span text:style-name="T22">metadata</text:span><text:span text:style-name="T20"> as HTTP response </text:span><text:span text:style-name="T20">headers ]</text:span></text:p>
            <text:p text:style-name="P3"><text:span text:style-name="T13"/></text:p>
            <text:p text:style-name="P1"><text:span text:style-name="T23">{</text:span></text:p>
            <text:p text:style-name="P1"><text:span text:style-name="T23"><text:tab/></text:span><text:span text:style-name="T23">"@context": </text:span><text:span text:style-name="T23">"https://www.w3.org/ns/did/</text:span><text:span text:style-name="T23">v1",</text:span></text:p>
            <text:p text:style-name="P1"><text:span text:style-name="T23"><text:s text:c="5"/></text:span><text:span text:style-name="T23">[ did-document ]</text:span></text:p>
            <text:p text:style-name="P1"><text:span text:style-name="T23">}</text:span></text:p>
          </draw:text-box>
        </draw:frame>
        <draw:frame draw:style-name="gr1" draw:text-style-name="P2" draw:layer="layout" svg:width="27.94cm" svg:height="4.895cm" svg:x="1cm" svg:y="2.106cm">
          <draw:text-box>
            <text:p text:style-name="P1"><text:span text:style-name="T24">input-metadata</text:span><text:span text:style-name="T25"> = { </text:span><text:span text:style-name="T26">accept: </text:span><text:span text:style-name="T26">application/did+ld+json</text:span><text:span text:style-name="T25">,</text:span><text:span text:style-name="T25"><text:line-break/></text:span><text:span text:style-name="T25"> <text:s text:c="18"/>version-</text:span><text:span text:style-name="T25">time: 1570534405 }</text:span></text:p>
            <text:p text:style-name="P1"><text:span text:style-name="T25"/></text:p>
            <text:p text:style-name="P3"><text:span text:style-name="T6">did-document-metadata</text:span><text:span text:style-name="T11"> = </text:span><text:span text:style-name="T11">{ created: </text:span><text:span text:style-name="T25">1570534300,</text:span></text:p>
            <text:p text:style-name="P3"><text:span text:style-name="T25"><text:s text:c="26"/></text:span><text:span text:style-name="T25">controller: did:example:123 </text:span><text:span text:style-name="T25">}</text:span></text:p>
            <text:p text:style-name="P1"><text:span text:style-name="T25"/></text:p>
            <text:p text:style-name="P3"><text:span text:style-name="T27">did-resolution-metadata</text:span><text:span text:style-name="T11"> = { </text:span><text:span text:style-name="T28">content-type: </text:span><text:span text:style-name="T28">application/did+ld+json</text:span><text:span text:style-name="T11">,</text:span><text:span text:style-name="T11"><text:line-break/></text:span><text:span text:style-name="T11"> <text:s text:c="27"/></text:span><text:span text:style-name="T11">resolution-time: </text:span><text:span text:style-name="T25">1570540333,</text:span></text:p>
            <text:p text:style-name="P3"><text:span text:style-name="T25"><text:s text:c="28"/></text:span><text:span text:style-name="T25">cached: false }</text:span></text:p>
          </draw:text-box>
        </draw:frame>
        <draw:line draw:style-name="gr2" draw:text-style-name="P4" draw:layer="layout" svg:x1="1cm" svg:y1="1.889cm" svg:x2="28.7cm" svg:y2="1.889cm">
          <text:p/>
        </draw:line>
        <draw:line draw:style-name="gr2" draw:text-style-name="P4" draw:layer="layout" svg:x1="1cm" svg:y1="7.789cm" svg:x2="28.7cm" svg:y2="7.789cm">
          <text:p/>
        </draw:line>
      </draw:page>
      <draw:page draw:name="page2" draw:style-name="dp1" draw:master-page-name="Default">
        <draw:frame draw:style-name="gr1" draw:text-style-name="P2" draw:layer="layout" svg:width="27.94cm" svg:height="1.435cm" svg:x="1cm" svg:y="0.905cm">
          <draw:text-box>
            <text:p text:style-name="P1"><text:span text:style-name="T1">resol</text:span><text:span text:style-name="T2">ve ( </text:span><text:span text:style-name="T3">did</text:span><text:span text:style-name="T2">, </text:span><text:span text:style-name="T4">input-metadata</text:span><text:span text:style-name="T2"> ) -&gt; ( </text:span><text:span text:style-name="T5">did-document</text:span><text:span text:style-name="T2">, </text:span><text:span text:style-name="T6">did-document-metadata</text:span><text:span text:style-name="T7">,</text:span><text:span text:style-name="T8"> </text:span><text:span text:style-name="T9">did-resolution-metadata</text:span><text:span text:style-name="T10"> )</text:span></text:p>
          </draw:text-box>
        </draw:frame>
        <draw:frame draw:style-name="gr1" draw:text-style-name="P2" draw:layer="layout" svg:width="27.94cm" svg:height="12.119cm" svg:x="1cm" svg:y="8.006cm">
          <draw:text-box>
            <text:p text:style-name="P1"><text:span text:style-name="T11">GET /resolve/</text:span><text:span text:style-name="T12">did</text:span><text:span text:style-name="T13"> HTTP/1.1</text:span></text:p>
            <text:p text:style-name="P1"><text:span text:style-name="T13">Host: myresolver.com</text:span></text:p>
            <text:p text:style-name="P1"><text:span text:style-name="T14">Accept: application/did+ld+json</text:span></text:p>
            <text:p text:style-name="P3"><text:span text:style-name="T15">DID-Version-Time: </text:span><text:span text:style-name="T14">1570534405</text:span></text:p>
            <text:p text:style-name="P1"><text:span text:style-name="T14">[ other </text:span><text:span text:style-name="T16">input-metadata</text:span><text:span text:style-name="T14"> as HTTP request headers ]</text:span></text:p>
            <text:p text:style-name="P1"><text:span text:style-name="T13"/></text:p>
            <text:p text:style-name="P1"><text:span text:style-name="T13">-&gt;</text:span></text:p>
            <text:p text:style-name="P1"><text:span text:style-name="T13"/></text:p>
            <text:p text:style-name="P1"><text:span text:style-name="T13">HTTP/1.1 200 OK</text:span></text:p>
            <text:p text:style-name="P3"><text:span text:style-name="T20">Content-Type: application/did+ld+json</text:span></text:p>
            <text:p text:style-name="P3"><text:span text:style-name="T20"/></text:p>
            <text:p text:style-name="P3"><text:span text:style-name="T29">{</text:span></text:p>
            <text:p text:style-name="P3"><text:span text:style-name="T29"><text:tab/></text:span><text:span text:style-name="T29">"@context": "https://www.w3.org/ns/did-resolution/v1 ",</text:span></text:p>
            <text:p text:style-name="P3"><text:span text:style-name="T29"><text:tab/></text:span><text:span text:style-name="T29">"didDocument": {</text:span></text:p>
            <text:p text:style-name="P3"><text:span text:style-name="T29"><text:tab/></text:span><text:span text:style-name="T29"><text:tab/></text:span><text:span text:style-name="T23">[ did-document ]</text:span></text:p>
            <text:p text:style-name="P3"><text:span text:style-name="T29"><text:tab/></text:span><text:span text:style-name="T29">},</text:span></text:p>
            <text:p text:style-name="P3"><text:span text:style-name="T29"><text:tab/></text:span><text:span text:style-name="T29">"didDocumentMetadata": {</text:span></text:p>
            <text:p text:style-name="P3"><text:span text:style-name="T29"><text:tab/></text:span><text:span text:style-name="T29"><text:tab/></text:span><text:span text:style-name="T19">[ did-document-metadata ]</text:span></text:p>
            <text:p text:style-name="P3"><text:span text:style-name="T29"><text:tab/></text:span><text:span text:style-name="T29">},</text:span></text:p>
            <text:p text:style-name="P3"><text:span text:style-name="T29"><text:tab/></text:span><text:span text:style-name="T29">"resolutionMetadata": {</text:span></text:p>
            <text:p text:style-name="P3"><text:span text:style-name="T29"><text:tab/></text:span><text:span text:style-name="T29"><text:tab/></text:span><text:span text:style-name="T22">[ did-resolution-metadata ]</text:span></text:p>
            <text:p text:style-name="P3"><text:span text:style-name="T29"><text:tab/></text:span><text:span text:style-name="T29">}</text:span></text:p>
            <text:p text:style-name="P3"><text:span text:style-name="T29">}</text:span></text:p>
          </draw:text-box>
        </draw:frame>
        <draw:frame draw:style-name="gr1" draw:text-style-name="P2" draw:layer="layout" svg:width="27.94cm" svg:height="4.895cm" svg:x="1cm" svg:y="2.106cm">
          <draw:text-box>
            <text:p text:style-name="P1"><text:span text:style-name="T24">input-metadata</text:span><text:span text:style-name="T25"> = { </text:span><text:span text:style-name="T26">accept: application/did+ld+json</text:span><text:span text:style-name="T25">,</text:span><text:span text:style-name="T25"><text:line-break/></text:span><text:span text:style-name="T25"> <text:s text:c="18"/>version-time: 1570534405 }</text:span></text:p>
            <text:p text:style-name="P1"><text:span text:style-name="T25"/></text:p>
            <text:p text:style-name="P3"><text:span text:style-name="T6">did-document-metadata</text:span><text:span text:style-name="T11"> = { created: </text:span><text:span text:style-name="T25">1570534300,</text:span></text:p>
            <text:p text:style-name="P3"><text:span text:style-name="T25"><text:s text:c="26"/></text:span><text:span text:style-name="T25">controller: did:example:123 }</text:span></text:p>
            <text:p text:style-name="P1"><text:span text:style-name="T25"/></text:p>
            <text:p text:style-name="P3"><text:span text:style-name="T27">did-resolution-metadata</text:span><text:span text:style-name="T11"> = { </text:span><text:span text:style-name="T28">content-type: application/did+ld+json</text:span><text:span text:style-name="T11">,</text:span><text:span text:style-name="T11"><text:line-break/></text:span><text:span text:style-name="T11"> <text:s text:c="27"/>resolution-time: </text:span><text:span text:style-name="T25">1570540333,</text:span></text:p>
            <text:p text:style-name="P3"><text:span text:style-name="T25"><text:s text:c="28"/></text:span><text:span text:style-name="T25">cached: false }</text:span></text:p>
          </draw:text-box>
        </draw:frame>
        <draw:line draw:style-name="gr2" draw:text-style-name="P4" draw:layer="layout" svg:x1="1cm" svg:y1="1.889cm" svg:x2="28.7cm" svg:y2="1.889cm">
          <text:p/>
        </draw:line>
        <draw:line draw:style-name="gr2" draw:text-style-name="P4" draw:layer="layout" svg:x1="1cm" svg:y1="7.789cm" svg:x2="28.7cm" svg:y2="7.789cm">
          <text:p/>
        </draw:line>
      </draw:page>
      <draw:page draw:name="page3" draw:style-name="dp1" draw:master-page-name="Default">
        <draw:frame draw:style-name="gr1" draw:text-style-name="P2" draw:layer="layout" svg:width="27.94cm" svg:height="1.435cm" svg:x="1cm" svg:y="0.905cm">
          <draw:text-box>
            <text:p text:style-name="P1"><text:span text:style-name="T1">resol</text:span><text:span text:style-name="T2">ve ( </text:span><text:span text:style-name="T3">did</text:span><text:span text:style-name="T2">, </text:span><text:span text:style-name="T4">input-</text:span><text:span text:style-name="T4">metadata</text:span><text:span text:style-name="T2"> ) -&gt; ( </text:span><text:span text:style-name="T5">did-</text:span><text:span text:style-name="T5">document</text:span><text:span text:style-name="T2">, </text:span><text:span text:style-name="T6">did-document-</text:span><text:span text:style-name="T6">metadata</text:span><text:span text:style-name="T7">,</text:span><text:span text:style-name="T8"> </text:span><text:span text:style-name="T9">did-resolution-</text:span><text:span text:style-name="T9">metadata</text:span><text:span text:style-name="T10"> )</text:span></text:p>
          </draw:text-box>
        </draw:frame>
        <draw:frame draw:style-name="gr1" draw:text-style-name="P2" draw:layer="layout" svg:width="27.94cm" svg:height="10.571cm" svg:x="1cm" svg:y="8.006cm">
          <draw:text-box>
            <text:p text:style-name="P1"><text:span text:style-name="T11">GET /resolve/</text:span><text:span text:style-name="T12">did</text:span><text:span text:style-name="T13"> HTTP/1.1</text:span></text:p>
            <text:p text:style-name="P1"><text:span text:style-name="T13">Host: myresolver.com</text:span></text:p>
            <text:p text:style-name="P1"><text:span text:style-name="T14">Accept: </text:span><text:span text:style-name="T14">application/did+ld+json</text:span></text:p>
            <text:p text:style-name="P3"><text:span text:style-name="T15">DID-Version-Time: </text:span><text:span text:style-name="T14">1570534405</text:span></text:p>
            <text:p text:style-name="P1"><text:span text:style-name="T14">[ other </text:span><text:span text:style-name="T16">input-metadata</text:span><text:span text:style-name="T14"> as </text:span><text:span text:style-name="T14">HTTP request headers ]</text:span></text:p>
            <text:p text:style-name="P1"><text:span text:style-name="T13"/></text:p>
            <text:p text:style-name="P1"><text:span text:style-name="T13">-&gt;</text:span></text:p>
            <text:p text:style-name="P1"><text:span text:style-name="T13"/></text:p>
            <text:p text:style-name="P1"><text:span text:style-name="T13">HTTP/1.1 200 OK</text:span></text:p>
            <text:p text:style-name="P3"><text:span text:style-name="T20">Content-Type: </text:span><text:span text:style-name="T20">application/did+ld+json</text:span></text:p>
            <text:p text:style-name="P3"><text:span text:style-name="T21">DID-Resolution-Time: </text:span><text:span text:style-name="T20">1570540333</text:span></text:p>
            <text:p text:style-name="P3"><text:span text:style-name="T20">[ other </text:span><text:span text:style-name="T22">did-resolution-</text:span><text:span text:style-name="T22">metadata</text:span><text:span text:style-name="T20"> as HTTP response </text:span><text:span text:style-name="T20">headers ]</text:span></text:p>
            <text:p text:style-name="P3"><text:span text:style-name="T20"/></text:p>
            <text:p text:style-name="P3"><text:span text:style-name="T23">{</text:span></text:p>
            <text:p text:style-name="P3"><text:span text:style-name="T23"><text:tab/></text:span><text:span text:style-name="T23">"@context": </text:span><text:span text:style-name="T23">"https://www.w3.org/ns/did/</text:span><text:span text:style-name="T23">v1",</text:span></text:p>
            <text:p text:style-name="P3"><text:span text:style-name="T23"><text:s text:c="5"/></text:span><text:span text:style-name="T23">[ did-document ],</text:span></text:p>
            <text:p text:style-name="P3"><text:span text:style-name="T29"><text:tab/></text:span><text:span text:style-name="T29">"metadata": {</text:span></text:p>
            <text:p text:style-name="P3"><text:span text:style-name="T29"><text:tab/></text:span><text:span text:style-name="T29"><text:tab/></text:span><text:span text:style-name="T19">[ did-document-</text:span><text:span text:style-name="T19">metadata ]</text:span></text:p>
            <text:p text:style-name="P3"><text:span text:style-name="T29"><text:tab/></text:span><text:span text:style-name="T29">}</text:span></text:p>
            <text:p text:style-name="P3"><text:span text:style-name="T23">}</text:span></text:p>
          </draw:text-box>
        </draw:frame>
        <draw:frame draw:style-name="gr1" draw:text-style-name="P2" draw:layer="layout" svg:width="27.94cm" svg:height="4.895cm" svg:x="1cm" svg:y="2.106cm">
          <draw:text-box>
            <text:p text:style-name="P1"><text:span text:style-name="T24">input-metadata</text:span><text:span text:style-name="T25"> = { </text:span><text:span text:style-name="T26">accept: </text:span><text:span text:style-name="T26">application/did+ld+json</text:span><text:span text:style-name="T25">,</text:span><text:span text:style-name="T25"><text:line-break/></text:span><text:span text:style-name="T25"> <text:s text:c="18"/>version-</text:span><text:span text:style-name="T25">time: 1570534405 }</text:span></text:p>
            <text:p text:style-name="P1"><text:span text:style-name="T25"/></text:p>
            <text:p text:style-name="P3"><text:span text:style-name="T6">did-document-metadata</text:span><text:span text:style-name="T11"> = </text:span><text:span text:style-name="T11">{ created: </text:span><text:span text:style-name="T25">1570534300,</text:span></text:p>
            <text:p text:style-name="P3"><text:span text:style-name="T25"><text:s text:c="26"/></text:span><text:span text:style-name="T25">controller: did:example:123 </text:span><text:span text:style-name="T25">}</text:span></text:p>
            <text:p text:style-name="P1"><text:span text:style-name="T25"/></text:p>
            <text:p text:style-name="P3"><text:span text:style-name="T27">did-resolution-metadata</text:span><text:span text:style-name="T11"> = { </text:span><text:span text:style-name="T28">content-type: </text:span><text:span text:style-name="T28">application/did+ld+json</text:span><text:span text:style-name="T11">,</text:span><text:span text:style-name="T11"><text:line-break/></text:span><text:span text:style-name="T11"> <text:s text:c="27"/></text:span><text:span text:style-name="T11">resolution-time: </text:span><text:span text:style-name="T25">1570540333,</text:span></text:p>
            <text:p text:style-name="P3"><text:span text:style-name="T25"><text:s text:c="28"/></text:span><text:span text:style-name="T25">cached: false }</text:span></text:p>
          </draw:text-box>
        </draw:frame>
        <draw:line draw:style-name="gr2" draw:text-style-name="P4" draw:layer="layout" svg:x1="1cm" svg:y1="1.889cm" svg:x2="28.7cm" svg:y2="1.889cm">
          <text:p/>
        </draw:line>
        <draw:line draw:style-name="gr2" draw:text-style-name="P4" draw:layer="layout" svg:x1="1cm" svg:y1="7.789cm" svg:x2="28.7cm" svg:y2="7.7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Sabadello</meta:initial-creator>
    <meta:creation-date>2020-02-20T20:19:48.590264454</meta:creation-date>
    <dc:date>2020-04-23T22:47:28.598527132</dc:date>
    <dc:creator>Markus Sabadello</dc:creator>
    <meta:editing-duration>PT1H33M31S</meta:editing-duration>
    <meta:editing-cycles>19</meta:editing-cycles>
    <meta:generator>LibreOffice/6.4.2.2$Linux_X86_64 LibreOffice_project/40$Build-2</meta:generator>
    <meta:document-statistic meta:object-count="15"/>
  </office:meta>
</office:document-meta>
</file>